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335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1.022in"/>
    </style:style>
    <style:style style:name="ro1" style:family="table-row">
      <style:table-row-properties style:row-height="0.1634in" fo:break-before="auto" style:use-optimal-row-height="true"/>
    </style:style>
    <style:style style:name="ro2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css bench results</text:p>
          </table:table-cell>
          <table:table-cell office:value-type="string">
            <text:p>time</text:p>
          </table:table-cell>
          <table:table-cell office:value-type="string">
            <text:p>savings fm prv</text:p>
          </table:table-cell>
          <table:table-cell office:value-type="string">
            <text:p>savings fm star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mac starting point</text:p>
          </table:table-cell>
          <table:table-cell office:value-type="float" office:value="6.39">
            <text:p>6.39</text:p>
          </table:table-cell>
          <table:table-cell/>
          <table:table-cell table:formula="of:=[.B$4]/[.B4]" office:value-type="float" office:value="1">
            <text:p>1</text:p>
          </table:table-cell>
        </table:table-row>
        <table:table-row table:style-name="ro1">
          <table:table-cell office:value-type="string">
            <text:p>optimized bindargs</text:p>
          </table:table-cell>
          <table:table-cell office:value-type="float" office:value="6.38">
            <text:p>6.38</text:p>
          </table:table-cell>
          <table:table-cell table:formula="of:=[.B4]/[.B5]" office:value-type="float" office:value="1.00156739811912">
            <text:p>1</text:p>
          </table:table-cell>
          <table:table-cell table:formula="of:=[.B$4]/[.B5]" office:value-type="float" office:value="1.00156739811912">
            <text:p>1</text:p>
          </table:table-cell>
        </table:table-row>
        <table:table-row table:style-name="ro1">
          <table:table-cell office:value-type="string">
            <text:p>cssFrame::cssFrame(cssProg*) – no init stack, autos names!</text:p>
          </table:table-cell>
          <table:table-cell office:value-type="float" office:value="5.54">
            <text:p>5.54</text:p>
          </table:table-cell>
          <table:table-cell table:formula="of:=[.B5]/[.B6]" office:value-type="float" office:value="1.15162454873646">
            <text:p>1.15</text:p>
          </table:table-cell>
          <table:table-cell table:formula="of:=[.B$4]/[.B6]" office:value-type="float" office:value="1.15342960288809">
            <text:p>1.15</text:p>
          </table:table-cell>
        </table:table-row>
        <table:table-row table:style-name="ro1">
          <table:table-cell office:value-type="string">
            <text:p>BlankClone on autos, everything converted to const String&amp;</text:p>
          </table:table-cell>
          <table:table-cell office:value-type="float" office:value="5.17">
            <text:p>5.17</text:p>
          </table:table-cell>
          <table:table-cell table:formula="of:=[.B6]/[.B7]" office:value-type="float" office:value="1.0715667311412">
            <text:p>1.07</text:p>
          </table:table-cell>
          <table:table-cell table:formula="of:=[.B$4]/[.B7]" office:value-type="float" office:value="1.23597678916828">
            <text:p>1.24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new bench code with if/else and method calls – svn 3847 prior to any optimization</text:p>
          </table:table-cell>
          <table:table-cell office:value-type="float" office:value="11.55">
            <text:p>11.55</text:p>
          </table:table-cell>
          <table:table-cell/>
          <table:table-cell table:formula="of:=[.B$9]/[.B9]" office:value-type="float" office:value="1">
            <text:p>1</text:p>
          </table:table-cell>
        </table:table-row>
        <table:table-row table:style-name="ro1">
          <table:table-cell office:value-type="string">
            <text:p>svn 3848 with BlankClone on autos, everything const String&amp;</text:p>
          </table:table-cell>
          <table:table-cell office:value-type="float" office:value="9.65">
            <text:p>9.65</text:p>
          </table:table-cell>
          <table:table-cell table:formula="of:=[.B9]/[.B10]" office:value-type="float" office:value="1.19689119170984">
            <text:p>1.2</text:p>
          </table:table-cell>
          <table:table-cell table:formula="of:=[.B$9]/[.B10]" office:value-type="float" office:value="1.19689119170984">
            <text:p>1.2</text:p>
          </table:table-cell>
        </table:table-row>
        <table:table-row table:style-name="ro1">
          <table:table-cell office:value-type="string">
            <text:p>duplicate code block removal</text:p>
          </table:table-cell>
          <table:table-cell office:value-type="float" office:value="8.6">
            <text:p>8.6</text:p>
          </table:table-cell>
          <table:table-cell table:formula="of:=[.B10]/[.B11]" office:value-type="float" office:value="1.12209302325581">
            <text:p>1.12</text:p>
          </table:table-cell>
          <table:table-cell table:formula="of:=[.B$9]/[.B11]" office:value-type="float" office:value="1.34302325581395">
            <text:p>1.34</text:p>
          </table:table-cell>
        </table:table-row>
        <table:table-row table:style-name="ro1">
          <table:table-cell office:value-type="string">
            <text:p>re-packing of member fun args</text:p>
          </table:table-cell>
          <table:table-cell office:value-type="float" office:value="8.45">
            <text:p>8.45</text:p>
          </table:table-cell>
          <table:table-cell table:formula="of:=[.B11]/[.B12]" office:value-type="float" office:value="1.01775147928994">
            <text:p>1.02</text:p>
          </table:table-cell>
          <table:table-cell table:formula="of:=[.B$9]/[.B12]" office:value-type="float" office:value="1.36686390532544">
            <text:p>1.37</text:p>
          </table:table-cell>
        </table:table-row>
        <table:table-row table:style-name="ro2">
          <table:table-cell office:value-type="string">
            <text:p>new par_cache hash code thing and GetElFromTA binary tree tests..</text:p>
          </table:table-cell>
          <table:table-cell office:value-type="float" office:value="6.95">
            <text:p>6.95</text:p>
          </table:table-cell>
          <table:table-cell table:formula="of:=[.B12]/[.B13]" office:value-type="float" office:value="1.2158273381295">
            <text:p>1.22</text:p>
          </table:table-cell>
          <table:table-cell table:formula="of:=[.B$9]/[.B13]" office:value-type="float" office:value="1.66187050359712">
            <text:p>1.66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table:style-name="ce1" office:value-type="string">
            <text:p>css_hv_bench</text:p>
          </table:table-cell>
          <table:table-cell table:number-columns-repeated="3"/>
        </table:table-row>
        <table:table-row table:style-name="ro1">
          <table:table-cell office:value-type="string">
            <text:p>svn 3847 prior to optimization</text:p>
          </table:table-cell>
          <table:table-cell office:value-type="float" office:value="30.29">
            <text:p>30.29</text:p>
          </table:table-cell>
          <table:table-cell/>
          <table:table-cell table:formula="of:=[.B$18]/[.B18]" office:value-type="float" office:value="1">
            <text:p>1</text:p>
          </table:table-cell>
        </table:table-row>
        <table:table-row table:style-name="ro1">
          <table:table-cell office:value-type="string">
            <text:p>svn 3852: BlankClone, dupl block rm, re-packing of memb fun args</text:p>
          </table:table-cell>
          <table:table-cell office:value-type="float" office:value="26.38">
            <text:p>26.38</text:p>
          </table:table-cell>
          <table:table-cell table:formula="of:=[.B18]/[.B19]" office:value-type="float" office:value="1.14821834723275">
            <text:p>1.15</text:p>
          </table:table-cell>
          <table:table-cell table:formula="of:=[.B$18]/[.B19]" office:value-type="float" office:value="1.14821834723275">
            <text:p>1.15</text:p>
          </table:table-cell>
        </table:table-row>
        <table:table-row table:style-name="ro1">
          <table:table-cell office:value-type="string">
            <text:p>hash tables on members, methods</text:p>
          </table:table-cell>
          <table:table-cell office:value-type="float" office:value="18.4">
            <text:p>18.4</text:p>
          </table:table-cell>
          <table:table-cell table:formula="of:=[.B19]/[.B20]" office:value-type="float" office:value="1.43369565217391">
            <text:p>1.43</text:p>
          </table:table-cell>
          <table:table-cell table:formula="of:=[.B$18]/[.B20]" office:value-type="float" office:value="1.64619565217391">
            <text:p>1.65</text:p>
          </table:table-cell>
        </table:table-row>
        <table:table-row table:style-name="ro1">
          <table:table-cell office:value-type="string">
            <text:p>GetElFromTA uses == instead of inherits for basic types</text:p>
          </table:table-cell>
          <table:table-cell office:value-type="float" office:value="16.1">
            <text:p>16.1</text:p>
          </table:table-cell>
          <table:table-cell table:formula="of:=[.B20]/[.B21]" office:value-type="float" office:value="1.14285714285714">
            <text:p>1.14</text:p>
          </table:table-cell>
          <table:table-cell table:formula="of:=[.B$18]/[.B21]" office:value-type="float" office:value="1.88136645962733">
            <text:p>1.88</text:p>
          </table:table-cell>
        </table:table-row>
        <table:table-row table:style-name="ro1">
          <table:table-cell office:value-type="string">
            <text:p>new par_cache hash code thing and GetElFromTA binary tree tests..</text:p>
          </table:table-cell>
          <table:table-cell office:value-type="float" office:value="15.47">
            <text:p>15.47</text:p>
          </table:table-cell>
          <table:table-cell table:formula="of:=[.B21]/[.B22]" office:value-type="float" office:value="1.04072398190045">
            <text:p>1.04</text:p>
          </table:table-cell>
          <table:table-cell table:formula="of:=[.B$18]/[.B22]" office:value-type="float" office:value="1.95798319327731">
            <text:p>1.96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2">06/02/2009</text:date>, <text:time>01:18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andall O'Reilly</meta:initial-creator>
    <meta:creation-date>2009-05-29T02:23:14</meta:creation-date>
    <dc:date>2009-06-02T01:18:39</dc:date>
    <dc:creator>Randall O'Reilly</dc:creator>
    <meta:editing-duration>PT69H29M32S</meta:editing-duration>
    <meta:editing-cycles>14</meta:editing-cycles>
    <meta:generator>OpenOffice.org/3.1$Unix OpenOffice.org_project/310m11$Build-9399</meta:generator>
    <meta:document-statistic meta:table-count="3" meta:cell-count="58" meta:object-count="0"/>
  </office:meta>
</office:document-meta>
</file>